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AutowiredMethodComponent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MethodComponent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MethodComponent.get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AutowiredMethodComponent.setResourceLoader( @ Lazy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